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fdb0" officeooo:paragraph-rsid="001f1fa3"/>
    </style:style>
    <style:style style:name="P2" style:family="paragraph" style:parent-style-name="Standard">
      <style:text-properties officeooo:rsid="001f1fa3" officeooo:paragraph-rsid="001fc1bc"/>
    </style:style>
    <style:style style:name="P3" style:family="paragraph" style:parent-style-name="Standard">
      <style:text-properties officeooo:rsid="001fc1bc" officeooo:paragraph-rsid="001fc1bc"/>
    </style:style>
    <style:style style:name="P4" style:family="paragraph" style:parent-style-name="Standard">
      <style:text-properties officeooo:rsid="00220692" officeooo:paragraph-rsid="0022b2f7"/>
    </style:style>
    <style:style style:name="P5" style:family="paragraph" style:parent-style-name="Standard">
      <style:text-properties officeooo:rsid="0022b2f7" officeooo:paragraph-rsid="0022b2f7"/>
    </style:style>
    <style:style style:name="P6" style:family="paragraph" style:parent-style-name="Standard">
      <style:text-properties officeooo:rsid="0022b2f7" officeooo:paragraph-rsid="00242fec"/>
    </style:style>
    <style:style style:name="P7" style:family="paragraph" style:parent-style-name="Standard">
      <style:text-properties officeooo:rsid="0025116a" officeooo:paragraph-rsid="0025116a"/>
    </style:style>
    <style:style style:name="P8" style:family="paragraph" style:parent-style-name="Standard">
      <style:text-properties officeooo:rsid="00266ce7" officeooo:paragraph-rsid="0026f0ea"/>
    </style:style>
    <style:style style:name="P9" style:family="paragraph" style:parent-style-name="Standard">
      <style:text-properties officeooo:rsid="00242fec" officeooo:paragraph-rsid="00242fec"/>
    </style:style>
    <style:style style:name="T1" style:family="text">
      <style:text-properties officeooo:rsid="001f1fa3"/>
    </style:style>
    <style:style style:name="T2" style:family="text">
      <style:text-properties officeooo:rsid="001fc1bc"/>
    </style:style>
    <style:style style:name="T3" style:family="text">
      <style:text-properties officeooo:rsid="0021b02f"/>
    </style:style>
    <style:style style:name="T4" style:family="text">
      <style:text-properties officeooo:rsid="0022b2f7"/>
    </style:style>
    <style:style style:name="T5" style:family="text">
      <style:text-properties officeooo:rsid="00242fec"/>
    </style:style>
    <style:style style:name="T6" style:family="text">
      <style:text-properties officeooo:rsid="0025116a"/>
    </style:style>
    <style:style style:name="T7" style:family="text">
      <style:text-properties officeooo:rsid="0026f0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ès qu’on atteint la vingtaine (parfois bien plus tôt pour les plus précoces) <text:s/>et qu’on jette un regard sur le monde dans lequel nous vivons, on est tous d’accord pour dire qu’il ne tourne plus rond. Une fois <text:span text:style-name="T1">c</text:span>e constat effectué, <text:span text:style-name="T1">la plupart des gens </text:span></text:p>
      <text:p text:style-name="P1"/>
      <text:p text:style-name="P1">« <text:span text:style-name="T1">On a tous une addiction non productive »</text:span></text:p>
      <text:p text:style-name="P2">Je commence d’entrer de jeu à choquer mon auditoire.</text:p>
      <text:p text:style-name="P2"/>
      <text:p text:style-name="P2">On entend souvent dire que les femmes sont accros au télénovelas, que cela ne leur apporte rien, et pire que cela les change. Pour le peu que je sais, certaines télénovelas ont littéralement tenu en haleine tout le pays lors de leur première diffusion, et cela <text:s/>peu importe la tranche d’âge. Quand nous prenons certains d’entre eux comme Rubi ou Entre justice et vengeance pour les trentenaire ; Marimar ou la Beauté du Diable pour les quadragénaires, <text:s/>ou plus réc<text:span text:style-name="T4">e</text:span>mment la Patronna ou le Corps du désir. Ce sont des télénovelas à succès qui ont captivé l’attention à la fois des hommes et des femmes. <text:span text:style-name="T2">Combien d’entre vous peuvent sincèrement dire qu’ils n’ont pas suivi «fidèlement » de télénovelas qu’ils ont franchement appréciées de sorte que si on produisait une suite ils la regarderaient. À ceux qui ont répondu «moi» je dis félicitations pour le trait de caractère. À ceux déjà «tombés au combat» je ne dis pas «reposez-en paix» mais plutôt «merci pour votre honnêteté».</text:span></text:p>
      <text:p text:style-name="P2"/>
      <text:p text:style-name="P3">On est tous sous le charme de la beauté du jeu. Du coup à mes «valeureux guerriers», je demande à présent combien d’entre vous n’ont pas déjà laissé la préparation d’un évènement professionnel important pour suivre un événement sportif? <text:span text:style-name="T3">À titre illustratif, je me penche sur le cas des fans de ballon rond, combien d’absence n’ont pas été constatées sur nos divers lieux de travail en période de Coupe du Monde.</text:span></text:p>
      <text:p text:style-name="P3"/>
      <text:p text:style-name="P3"/>
      <text:p text:style-name="P4">Toutes ces choses ont en commun le fait qu’en plus de ne pas nous apporter quelques chose de constructif sinon qu’un plaisir éphémère, on est littéralement incapable de leur résister. La chose est faite de sorte qu’il y en ait pour tout les goûts. <text:span text:style-name="T4">Alors avant de poursuivre votre lecture, je propose que vous vous arrêtiez pour quelques minutes et recensiez </text:span><text:s/><text:span text:style-name="T4">vos différentes addictions non productives.</text:span></text:p>
      <text:p text:style-name="P4"/>
      <text:p text:style-name="P5">«Bof tout le monde fait/dit ça donc c’est normal»</text:p>
      <text:p text:style-name="P4"/>
      <text:p text:style-name="P5">«J’ai toujours adoré les statistiques, pas à cause de leur contenu notionnel mais simplement parce que c’est un réel plaisir de les faire mentir» </text:p>
      <text:p text:style-name="P5">James Phelps</text:p>
      <text:p text:style-name="P5"/>
      <text:p text:style-name="P5">Quand on se penche sur ce qui ne va pas dans notre monde, on a tôt fait d’accuser les autres. <text:span text:style-name="T5">Pour se pencher sur le problème il y a toujours cette phrase qui sème la zizanie:</text:span></text:p>
      <text:p text:style-name="P6">«Les femmes aiment trop l’argent et sont incapables de travailler, quant aux hommes ils sont j<text:span text:style-name="T6">uste pas sérieux</text:span>». </text:p>
      <text:p text:style-name="P6">OK, as you want!!! </text:p>
      <text:p text:style-name="P6">Moi je sais qu’en dépit de la merveilleuse éducation que j’ai reçue, si l’on m’offrait la koennigsegg agera XR à un million et demi d’euros dont je suis littéralement tombé amoureux il y a une dizaine d’années, je la prendrai les yeux fermés et le sourire aux lèvres. Mieux je bénirais celui qui me l’aurait donné des années durant. Pareil si pour une raison ou une autre j’étais nommé héritier de l’émir d’Arabie Saoudite. <text:span text:style-name="T5">Et pourtant</text:span> <text:span text:style-name="T5">aux dernières nouvelles, je suis de sexe masculin.</text:span> Cela fait t’il de moi un mauvais garçon que sa mère devrait renier? Personnellement, je ne pense pas.</text:p>
      <text:p text:style-name="P6"/>
      <text:p text:style-name="P9">Je vois déjà les ladies dirent à leur partenaires: «Voilà! Prends-en de la graine».</text:p>
      <text:p text:style-name="P6"><text:span text:style-name="T5"><text:s/>Très chères, si votre conjoint vous a un jour trompé (personnellement c’est quelque chose que je ne cautionne pas) il ne l’a sûrement fait avec une femme qui est soit dans une relation ou pas. Si elle </text:span><text:soft-page-break/><text:span text:style-name="T5">est engagée dans une relation, dans son foyer à elle, c’est elle l’infidèle. Cela reviendrait à reconnaître que pour ce qui est de l’infidélité, le tort est partagé. Si elle est </text:span></text:p>
      <text:p text:style-name="P6"/>
      <text:p text:style-name="P7">à cette étape je ne puis m’empêcher de penser à ces paroles des artistes PZK et Dog Soso dans leur morceau les filles adorent: «Les filles sont compliquées, mais bon les mecs aussi. Sans elles on serait tous gays mais sans nous elle le seraient aussi» outre la note d’humour c’est tristement vrai. </text:p>
      <text:p text:style-name="P7"/>
      <text:p text:style-name="P8">Ça met le temps qu’il faut mais avec le temps on prend conscience de nos mauvaises actions. <text:span text:style-name="T6">Une fois qu’on se rend compte qu’on a aussi nos tord, la tentation est grande de se cacher derrière la traditionnelle excuse: «Bof tous les autres font ça, alors pourquoi pas moi?» . </text:span>Il faut reconnaître que la vie est beaucoup plus simple quand doit la vivre sans responsabilités et qu’il y a toujours quelqu’un à blamer pour chacune de nos mauvaises actions. Les hommes se défendent de leur penchant pour le sexe opposé en disant: « Je veux bien être sérieux et fidèle. Ce n’est pas ma faute, ce sont les autres filles qui me provoquent avec leur habillement» puis quand on leur demande si ce sont elles qui leur ont verbalement dit de leur courir après: «bah elle n’a pas eu besoin d’ouvrir sa bouche. Et puis bof tout le monde sait ça et fait ça». </text:p>
      <text:p text:style-name="P8"/>
      <text:p text:style-name="P8">Je ne suis pas dupe. On m’a souvent montré et rappelé que la vie n’est pas que blanc et noir <text:span text:style-name="T7">et</text:span> qu’il y aussi du gris. <text:span text:style-name="T7">Il y aura toujours une «urgence» qui prévaudra sur le bon sens moral. Toutefois aussi sûrement que votre vie, est un show télévisé suivi par tout le monde et dont le choix de message diffusé dépend entièrement de vous, je sais qu’à travers l’espace et le temps, votre héritage bon ou mauvais sera l’inspiration de quelqu’un pour ses actions futures. </text:span></text:p>
      <text:p text:style-name="P7"/>
      <text:p text:style-name="P7"><text: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5T14:45:05.040679782</meta:creation-date>
    <dc:date>2020-02-25T04:20:21.190387604</dc:date>
    <meta:editing-duration>PT6H11M1S</meta:editing-duration>
    <meta:editing-cycles>2</meta:editing-cycles>
    <meta:generator>LibreOffice/6.3.3.2$Linux_X86_64 LibreOffice_project/30$Build-2</meta:generator>
    <meta:document-statistic meta:table-count="0" meta:image-count="0" meta:object-count="0" meta:page-count="2" meta:paragraph-count="19" meta:word-count="937" meta:character-count="5311" meta:non-whitespace-character-count="4378"/>
  </office:meta>
</office:document-meta>
</file>